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3333"/>
    </style:style>
    <style:style style:name="T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3333"/>
    </style:style>
    <style:style style:name="T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FF"/>
    </style:style>
    <style:style style:name="T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CC00"/>
    </style:style>
    <style:style style:name="T7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CC00"/>
    </style:style>
    <style:style style:name="T8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FF"/>
    </style:style>
    <style:style style:name="T9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FF"/>
    </style:style>
    <style:style style:name="T1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00CCFF"/>
    </style:style>
    <style:style style:name="T12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00CCFF"/>
    </style:style>
    <style:style style:name="T1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0000FF"/>
    </style:style>
    <style:style style:name="T15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0000FF"/>
    </style:style>
    <style:style style:name="T1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8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CC00"/>
    </style:style>
    <style:style style:name="T19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00CCFF"/>
    </style:style>
    <style:style style:name="T20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0000FF"/>
    </style:style>
    <style:style style:name="T2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5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CC00"/>
    </style:style>
    <style:style style:name="T26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00CCFF"/>
    </style:style>
    <style:style style:name="T27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0000FF"/>
    </style:style>
    <style:style style:name="T2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1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CC00"/>
    </style:style>
    <style:style style:name="T32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00CCFF"/>
    </style:style>
    <style:style style:name="T3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0000FF"/>
    </style:style>
    <style:style style:name="T3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0000FF"/>
    </style:style>
    <style:style style:name="T3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9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CC00"/>
    </style:style>
    <style:style style:name="T40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00CCFF"/>
    </style:style>
    <style:style style:name="T41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00CCFF"/>
    </style:style>
    <style:style style:name="T4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9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CC00"/>
    </style:style>
    <style:style style:name="T50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00CCFF"/>
    </style:style>
    <style:style style:name="T5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2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5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6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00CCFF"/>
    </style:style>
    <style:style style:name="T57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FF"/>
    </style:style>
    <style:style style:name="T5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0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3333"/>
    </style:style>
    <style:style style:name="T61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00CCFF"/>
    </style:style>
    <style:style style:name="T6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3333"/>
    </style:style>
    <style:style style:name="T6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00CCFF"/>
    </style:style>
    <style:style style:name="T6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7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3333"/>
    </style:style>
    <style:style style:name="T68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00CCFF"/>
    </style:style>
    <style:style style:name="T6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70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1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00CCFF"/>
    </style:style>
    <style:style style:name="T7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7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7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3333"/>
    </style:style>
    <style:style style:name="T75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00CCFF"/>
    </style:style>
    <style:style style:name="T76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3333"/>
    </style:style>
    <style:style style:name="T7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78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9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3333"/>
    </style:style>
    <style:style style:name="T80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00CCFF"/>
    </style:style>
    <style:style style:name="T8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2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CC00"/>
    </style:style>
    <style:style style:name="T8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00CCFF"/>
    </style:style>
    <style:style style:name="T8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00CCFF"/>
    </style:style>
    <style:style style:name="T8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9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CC00"/>
    </style:style>
    <style:style style:name="T90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00CCFF"/>
    </style:style>
    <style:style style:name="T9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9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9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CC00"/>
    </style:style>
    <style:style style:name="T9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00CCFF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id="id0" draw:style-name="a0" draw:name="Picture 1" text:anchor-type="as-char" svg:x="0in" svg:y="0in" svg:width="1.96528in" svg:height="1.96528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title/><svg:desc/></draw:frame><text:span text:style-name="T2"><text:tab/></text:span><text:span text:style-name="T3"><text:tab/></text:span><text:span text:style-name="T4"><text:s text:c="11"/>YET TO COMPLETE</text:span></text:p>
      <text:p text:style-name="Normal"><text:span text:style-name="T5"><text:tab/></text:span></text:p>
      <text:p text:style-name="Normal"><text:span text:style-name="T6"><text:tab/></text:span><text:span text:style-name="T7"><text:tab/><text:s/></text:span><text:span text:style-name="T8"><text:s text:c="4"/></text:span><text:span text:style-name="T9"><text:tab/>COMPLETE <text:s text:c="26"/></text:span></text:p>
      <text:p text:style-name="Normal"><text:span text:style-name="T10"><text:tab/></text:span></text:p>
      <text:p text:style-name="Normal"><text:span text:style-name="T11"><text:tab/></text:span><text:span text:style-name="T12"><text:tab/></text:span><text:span text:style-name="T13"><text:tab/>CHECK</text:span></text:p>
      <text:p text:style-name="Normal"/>
      <text:p text:style-name="Normal"><text:span text:style-name="T14"><text:tab/></text:span><text:span text:style-name="T15"><text:tab/></text:span><text:span text:style-name="T16"><text:tab/>ASSIGNMENTS</text:span></text:p>
      <text:p text:style-name="Normal"/>
      <text:p text:style-name="Normal"/>
      <text:p text:style-name="Normal"/>
      <text:p text:style-name="Normal"><text:span text:style-name="T17">1. <text:s/></text:span><text:span text:style-name="T18"><text:s/>N students. Compute<text:s/></text:span><text:span text:style-name="T19"><text:tab/></text:span><text:span text:style-name="T20"><text:tab/></text:span><text:span text:style-name="T21"><text:tab/></text:span></text:p>
      <text:p text:style-name="Normal"><text:span text:style-name="T22"><text:tab/></text:span><text:span text:style-name="T23"><text:tab/></text:span></text:p>
      <text:p text:style-name="Normal"><text:span text:style-name="T24">2. <text:s text:c="2"/></text:span><text:span text:style-name="T25">matrix.<text:s/></text:span><text:span text:style-name="T26"><text:tab/></text:span><text:span text:style-name="T27"><text:tab/></text:span><text:span text:style-name="T28"><text:tab/></text:span><text:span text:style-name="T29"><text:tab/>OR <text:s text:c="6"/>String</text:span></text:p>
      <text:p text:style-name="Normal"/>
      <text:p text:style-name="Normal"><text:span text:style-name="T30">3. <text:s text:c="2"/></text:span><text:span text:style-name="T31">sparse matrix</text:span><text:span text:style-name="T32"><text:s text:c="6"/></text:span><text:span text:style-name="T33"><text:s/></text:span><text:span text:style-name="T34"><text:tab/></text:span><text:span text:style-name="T35"><text:tab/>OR</text:span><text:span text:style-name="T36"><text:tab/></text:span><text:span text:style-name="T37"><text:s/>polynomial equation</text:span></text:p>
      <text:p text:style-name="Normal"/>
      <text:p text:style-name="Normal"><text:span text:style-name="T38">4. <text:s text:c="2"/></text:span><text:span text:style-name="T39">'Pinnacle club'</text:span><text:span text:style-name="T40">.</text:span><text:span text:style-name="T41"><text:tab/></text:span><text:span text:style-name="T42"><text:tab/></text:span><text:span text:style-name="T43"><text:tab/>OR</text:span><text:span text:style-name="T44"><text:tab/>'Pinnacle Club'.</text:span></text:p>
      <text:p text:style-name="Normal"/>
      <text:p text:style-name="Normal"><text:span text:style-name="T45">5. <text:s text:c="3"/>binary number , 1‘s and 2‘s complement , Add</text:span><text:span text:style-name="T46"><text:tab/></text:span><text:span text:style-name="T47"><text:tab/>OR</text:span><text:span text:style-name="T48"><text:tab/></text:span><text:span text:style-name="T49">Ticket Booking</text:span><text:span text:style-name="T50"><text:s text:c="4"/></text:span></text:p>
      <text:p text:style-name="Normal"/>
      <text:p text:style-name="Normal"><text:span text:style-name="T51">6</text:span><text:span text:style-name="T52"><text:tab/></text:span><text:span text:style-name="T53">Ice-creams <text:s/>using <text:s/>linked<text:s/></text:span><text:span text:style-name="T54">list</text:span><text:span text:style-name="T55"><text:s/></text:span><text:span text:style-name="T56"><text:tab/></text:span><text:span text:style-name="T57"><text:s text:c="3"/></text:span><text:span text:style-name="T58">OR</text:span><text:span text:style-name="T59"><text:tab/><text:s/></text:span><text:span text:style-name="T60">polynomial equation using CLL <text:s/></text:span><text:span text:style-name="T61"><text:s text:c="7"/></text:span></text:p>
      <text:p text:style-name="Normal"/>
      <text:p text:style-name="Normal"><text:span text:style-name="T62">7. <text:s text:c="4"/></text:span><text:span text:style-name="T63">parenthesized <text:s/>String</text:span><text:span text:style-name="T64"><text:tab/><text:s text:c="4"/></text:span><text:span text:style-name="T65"><text:tab/></text:span></text:p>
      <text:p text:style-name="Normal"/>
      <text:p text:style-name="Normal"><text:span text:style-name="T66">8. <text:s text:c="4"/></text:span><text:span text:style-name="T67">infix to postfix stack <text:s/></text:span><text:span text:style-name="T68"><text:s text:c="4"/></text:span></text:p>
      <text:p text:style-name="Normal"/>
      <text:p text:style-name="Normal"><text:span text:style-name="T69">9. <text:s/></text:span><text:span text:style-name="T70">Queues add job and delete job from queue</text:span><text:span text:style-name="T71"><text:s text:c="2"/></text:span><text:span text:style-name="T72"><text:s/>OR</text:span><text:span text:style-name="T73"><text:tab/><text:s text:c="2"/></text:span><text:span text:style-name="T74">Queues add job and delete job from priority que</text:span><text:span text:style-name="T75">ue</text:span><text:span text:style-name="T76"><text:s text:c="10"/></text:span></text:p>
      <text:p text:style-name="Normal"/>
      <text:p text:style-name="Normal"><text:span text:style-name="T77">10. <text:s/></text:span><text:span text:style-name="T78">Deque</text:span><text:span text:style-name="T79"><text:s text:c="2"/></text:span><text:span text:style-name="T80"><text:s text:c="4"/></text:span></text:p>
      <text:p text:style-name="Normal"/>
      <text:p text:style-name="Normal"><text:span text:style-name="T81">11. <text:s/></text:span><text:span text:style-name="T82">linear search and sentinel search</text:span><text:span text:style-name="T83"><text:s text:c="3"/></text:span><text:span text:style-name="T84"><text:tab/></text:span><text:span text:style-name="T85">OR</text:span><text:span text:style-name="T86"><text:tab/>binary<text:s/></text:span><text:span text:style-name="T87">search and Fibonacci search. <text:s/></text:span></text:p>
      <text:p text:style-name="Normal"/>
      <text:p text:style-name="Normal"><text:span text:style-name="T88">12.<text:s/></text:span><text:span text:style-name="T89">Selection Sort Bubble sort and display top five</text:span><text:span text:style-name="T90"><text:s/></text:span><text:span text:style-name="T91">OR <text:s text:c="4"/>Insertion sort <text:s/>Shell Sort and display top five</text:span></text:p>
      <text:p text:style-name="Normal"/>
      <text:p text:style-name="Normal"><text:span text:style-name="T92">13.<text:s/></text:span><text:span text:style-name="T93">quick sort and display top five</text:span><text:span text:style-name="T94"><text:s text:c="2"/></text:span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ritesh minekar</dc:creator>
    <meta:creation-date>2019-10-12T15:14:00Z</meta:creation-date>
    <dc:date>2019-10-12T15:19:00Z</dc:date>
    <meta:template xlink:href="Normal" xlink:type="simple"/>
    <meta:editing-cycles>2</meta:editing-cycles>
    <meta:editing-duration>PT300S</meta:editing-duration>
    <meta:document-statistic meta:page-count="1" meta:paragraph-count="1" meta:word-count="131" meta:character-count="878" meta:row-count="6" meta:non-whitespace-character-count="748"/>
  </office:meta>
</office:document-meta>
</file>